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Sheet1.F17" table:end-x="0.0378in" table:end-y="0.1772in" draw:z-index="0" svg:width="3.1492in" svg:height="2.7555in" svg:x="0.4441in" svg:y="0.0886in">
              <draw:object draw:notify-on-update-of-ranges="Sheet1.A1:Sheet1.A7" xlink:href="./Object 1" xlink:type="simple" xlink:show="embed" xlink:actuate="onLoad"/>
            </draw:frame>
          </table:table-cell>
        </table:table-row>
        <table:table-row table:style-name="ro1"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8-21T06:10:47</meta:creation-date>
    <dc:creator>Yi Luo</dc:creator>
    <dc:date>2006-08-21T10:44:43</dc:date>
    <dc:language>en-US</dc:language>
    <meta:editing-cycles>3</meta:editing-cycles>
    <meta:editing-duration>PT47S</meta:editing-duration>
    <meta:user-defined meta:name="Info 1"/>
    <meta:user-defined meta:name="Info 2"/>
    <meta:user-defined meta:name="Info 3"/>
    <meta:user-defined meta:name="Info 4"/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4" style:family="chart">
      <style:chart-properties chart:three-dimensional="tru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.203cm" svg:stroke-color="#ff0000" draw:marker-start-width="0.508cm" draw:marker-end-width="0.508cm"/>
      <style:text-properties fo:font-family="Arial" style:font-family-generic="swiss" style:font-pitch="variable" fo:font-size="7pt" style:font-family-asian="SimSun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chart-properties chart:solid-type="cylinder"/>
    </style:style>
  </office:automatic-styles>
  <office:body>
    <office:chart>
      <chart:chart svg:width="8cm" svg:height="7cm" chart:class="chart:bar">
        <chart:title>
          <text:p>Example of axis attributes</text:p>
        </chart:title>
        <chart:legend chart:legend-position="end"/>
        <chart:plot-area chart:style-name="ch4" table:cell-range-address="Sheet1.$A$1:.$A$7" chart:table-number-list="0" svg:x="0.16cm" svg:y="0.928cm" svg:width="6.01cm" svg:height="5.932cm" dr3d:vrp="(18675.39922582 10705.720915939 24325.7089472255)" dr3d:vpn="(0.41621220456169 0.173654212343063 0.892531016441114)" dr3d:vup="(-0.0733920711182611 0.984806688916922 -0.15738293859711)" dr3d:projection="perspective" dr3d:distance="3.92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8"/>
          </chart:axis>
          <chart:axis chart:dimension="y" chart:name="primary-y" chart:style-name="ch5">
            <chart:grid chart:class="major"/>
          </chart:axis>
          <chart:axis chart:dimension="z" chart:name="primary-z" chart:style-name="ch5"/>
          <chart:series chart:style-name="ch8">
            <chart:data-point chart:repeated="7"/>
          </chart:series>
          <chart:wall/>
          <chart:floor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